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4-04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4-04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3-11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2-10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2-07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1-11-0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1-04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0-10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0-07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20-04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9-11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9-07-1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9-04-1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8-11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8-1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8-07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8-07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8-04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7-11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7-07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7-04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6-11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6-07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6-03-3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5-10-1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5-07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5-04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4-10-0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4-07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4-04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3-10-0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3-07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3-04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2-10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2-07-0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2-04-1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1-10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1-07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1-03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0-10-1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0-07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10-04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9-10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9-07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9-03-1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8-10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8-07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8-04-1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7-10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7-07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7-04-2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6-10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6-07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6-03-1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5-11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5-07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5-04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4-10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4-07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4-03-2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3-11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3-07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3-03-1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2-10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2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2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1-10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1-07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1-03-2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0-11-2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0-07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2000-04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9-11-2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9-07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9-04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8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8-07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8-04-0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7-11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7-07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7-04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6-1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6-07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6-03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6</text:p>
          </table:table-cell>
          <table:table-cell office:value-type="string" calcext:value-type="string">
            <text:p>WELL4, Greenbush, ME</text:p>
          </table:table-cell>
          <table:table-cell office:value-type="string" calcext:value-type="string">
            <text:p>1995-07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